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917" table:style-name="ce30">
            <text:p>8,917</text:p>
          </table:table-cell>
          <table:table-cell office:value-type="float" office:value="7969.7" table:style-name="ce33">
            <text:p>7,970</text:p>
          </table:table-cell>
          <table:table-cell office:value-type="float" office:value="12088" table:style-name="ce43">
            <text:p>12,088</text:p>
          </table:table-cell>
          <table:table-cell office:value-type="float" office:value="11365.68" table:style-name="ce46">
            <text:p>11,366</text:p>
          </table:table-cell>
          <table:table-cell office:value-type="float" office:value="6551" table:style-name="ce94">
            <text:p>6,551</text:p>
          </table:table-cell>
          <table:table-cell office:value-type="float" office:value="6311.86" table:style-name="ce97">
            <text:p>6,312</text:p>
          </table:table-cell>
          <table:table-cell office:value-type="float" office:value="1988" table:style-name="ce101">
            <text:p>1,988</text:p>
          </table:table-cell>
          <table:table-cell office:value-type="float" office:value="1941.86" table:style-name="ce104">
            <text:p>1,942</text:p>
          </table:table-cell>
          <table:table-cell office:value-type="float" office:value="218" table:style-name="ce112">
            <text:p>218</text:p>
          </table:table-cell>
          <table:table-cell office:value-type="float" office:value="216.94" table:style-name="ce115">
            <text:p>217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762" table:content-validation-name="val3" table:style-name="ce67">
            <text:p>29,762</text:p>
          </table:table-cell>
          <table:table-cell office:value-type="float" office:value="27806.04" table:content-validation-name="val3" table:style-name="ce69">
            <text:p>27,806</text:p>
          </table:table-cell>
          <table:table-cell office:value-type="float" office:value="1319" table:style-name="ce68">
            <text:p>1,319</text:p>
          </table:table-cell>
          <table:table-cell office:value-type="float" office:value="1138.9100000000001" table:style-name="ce73">
            <text:p>1,139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1319" table:style-name="ce156">
            <text:p>1,319</text:p>
          </table:table-cell>
          <table:table-cell office:value-type="float" office:value="1138.9100000000001" table:style-name="ce157">
            <text:p>1,139</text:p>
          </table:table-cell>
          <table:table-cell office:value-type="float" office:value="31081" table:content-validation-name="val3" table:style-name="ce158">
            <text:p>31,081</text:p>
          </table:table-cell>
          <table:table-cell office:value-type="float" office:value="28944.95" table:content-validation-name="val3" table:style-name="ce159">
            <text:p>28,945</text:p>
          </table:table-cell>
          <table:table-cell office:value-type="currency" office:value="66813000" table:content-validation-name="val2" table:style-name="ce9">
            <text:p>£66,813,000.00</text:p>
          </table:table-cell>
          <table:table-cell office:value-type="currency" office:value="8445000" table:content-validation-name="val2" table:style-name="ce9">
            <text:p>£8,445,000.00</text:p>
          </table:table-cell>
          <table:table-cell office:value-type="currency" office:value="87000" table:content-validation-name="val2" table:style-name="ce9">
            <text:p>£87,000.00</text:p>
          </table:table-cell>
          <table:table-cell office:value-type="currency" office:value="147000" table:content-validation-name="val2" table:style-name="ce9">
            <text:p>£147,000.00</text:p>
          </table:table-cell>
          <table:table-cell office:value-type="currency" office:value="15241000" table:content-validation-name="val2" table:style-name="ce9">
            <text:p>£15,241,000.00</text:p>
          </table:table-cell>
          <table:table-cell office:value-type="currency" office:value="5788000" table:content-validation-name="val2" table:style-name="ce9">
            <text:p>£5,788,000.00</text:p>
          </table:table-cell>
          <table:table-cell office:value-type="currency" office:value="96521000" table:style-name="ce10">
            <text:p>£96,521,000.00</text:p>
          </table:table-cell>
          <table:table-cell office:value-type="currency" office:value="3314000" table:content-validation-name="val2" table:style-name="ce11">
            <text:p>£3,314,000.00</text:p>
          </table:table-cell>
          <table:table-cell office:value-type="currency" office:value="572000" table:content-validation-name="val2" table:style-name="ce11">
            <text:p>£572,000.00</text:p>
          </table:table-cell>
          <table:table-cell office:value-type="currency" office:value="3886000" table:style-name="ce10">
            <text:p>£3,886,000.00</text:p>
          </table:table-cell>
          <table:table-cell office:value-type="currency" office:value="100407000" table:style-name="ce12">
            <text:p>£100,407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5" table:style-name="ce29">
            <text:p>305</text:p>
          </table:table-cell>
          <table:table-cell office:value-type="float" office:value="275.75" table:style-name="ce32">
            <text:p>276</text:p>
          </table:table-cell>
          <table:table-cell office:value-type="float" office:value="209" table:style-name="ce42">
            <text:p>209</text:p>
          </table:table-cell>
          <table:table-cell office:value-type="float" office:value="196.81" table:style-name="ce44">
            <text:p>197</text:p>
          </table:table-cell>
          <table:table-cell office:value-type="float" office:value="260" table:style-name="ce93">
            <text:p>260</text:p>
          </table:table-cell>
          <table:table-cell office:value-type="float" office:value="248.38" table:style-name="ce96">
            <text:p>248</text:p>
          </table:table-cell>
          <table:table-cell office:value-type="float" office:value="32" table:style-name="ce100">
            <text:p>32</text:p>
          </table:table-cell>
          <table:table-cell office:value-type="float" office:value="31.3" table:style-name="ce102">
            <text:p>31</text:p>
          </table:table-cell>
          <table:table-cell office:value-type="float" office:value="5" table:style-name="ce111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4">
            <text:p>4</text:p>
          </table:table-cell>
          <table:table-cell office:value-type="float" office:value="815" table:content-validation-name="val3" table:style-name="ce74">
            <text:p>815</text:p>
          </table:table-cell>
          <table:table-cell office:value-type="float" office:value="761.24" table:content-validation-name="val3" table:style-name="ce70">
            <text:p>76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3" table:style-name="ce155">
            <text:p>13</text:p>
          </table:table-cell>
          <table:table-cell office:value-type="float" office:value="13" table:style-name="ce153">
            <text:p>13</text:p>
          </table:table-cell>
          <table:table-cell office:value-type="float" office:value="14" table:style-name="ce74">
            <text:p>14</text:p>
          </table:table-cell>
          <table:table-cell office:value-type="float" office:value="14" table:style-name="ce161">
            <text:p>14</text:p>
          </table:table-cell>
          <table:table-cell office:value-type="float" office:value="829" table:content-validation-name="val3" table:style-name="ce164">
            <text:p>829</text:p>
          </table:table-cell>
          <table:table-cell office:value-type="float" office:value="775.24" table:content-validation-name="val3" table:style-name="ce160">
            <text:p>775</text:p>
          </table:table-cell>
          <table:table-cell office:value-type="currency" office:value="1631368.4499999958" table:content-validation-name="val1" table:style-name="ce9">
            <text:p>£1,631,368.45</text:p>
          </table:table-cell>
          <table:table-cell office:value-type="currency" office:value="10582.260000000002" table:content-validation-name="val1" table:style-name="ce9">
            <text:p>£10,582.2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4351.290000000015" table:content-validation-name="val1" table:style-name="ce9">
            <text:p>£34,351.29</text:p>
          </table:table-cell>
          <table:table-cell office:value-type="currency" office:value="333434.43999999878" table:content-validation-name="val1" table:style-name="ce9">
            <text:p>£333,434.44</text:p>
          </table:table-cell>
          <table:table-cell office:value-type="currency" office:value="116467.6599999997" table:content-validation-name="val1" table:style-name="ce9">
            <text:p>£116,467.66</text:p>
          </table:table-cell>
          <table:table-cell office:value-type="currency" office:value="2126204.0999999945" table:style-name="ce10">
            <text:p>£2,126,204.10</text:p>
          </table:table-cell>
          <table:table-cell office:value-type="currency" office:value="438.74" table:content-validation-name="val2" table:style-name="ce9">
            <text:p>£438.74</text:p>
          </table:table-cell>
          <table:table-cell office:value-type="currency" office:value="231524.7" table:content-validation-name="val2" table:style-name="ce11">
            <text:p>£231,524.70</text:p>
          </table:table-cell>
          <table:table-cell office:value-type="currency" office:value="231963.44" table:style-name="ce10">
            <text:p>£231,963.44</text:p>
          </table:table-cell>
          <table:table-cell office:value-type="currency" office:value="2358167.5399999944" table:style-name="ce12">
            <text:p>£2,358,167.5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52" table:style-name="ce31">
            <text:p>52</text:p>
          </table:table-cell>
          <table:table-cell office:value-type="float" office:value="50.459400000000002" table:style-name="ce34">
            <text:p>50</text:p>
          </table:table-cell>
          <table:table-cell office:value-type="float" office:value="58" table:style-name="ce41">
            <text:p>58</text:p>
          </table:table-cell>
          <table:table-cell office:value-type="float" office:value="57.540500000000002" table:style-name="ce45">
            <text:p>58</text:p>
          </table:table-cell>
          <table:table-cell office:value-type="float" office:value="608" table:style-name="ce95">
            <text:p>608</text:p>
          </table:table-cell>
          <table:table-cell office:value-type="float" office:value="597.75239999999985" table:style-name="ce98">
            <text:p>598</text:p>
          </table:table-cell>
          <table:table-cell office:value-type="float" office:value="52" table:style-name="ce99">
            <text:p>52</text:p>
          </table:table-cell>
          <table:table-cell office:value-type="float" office:value="51.472999999999999" table:style-name="ce103">
            <text:p>51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76" table:content-validation-name="val3" table:style-name="ce74">
            <text:p>776</text:p>
          </table:table-cell>
          <table:table-cell office:value-type="float" office:value="763.22529999999983" table:content-validation-name="val3" table:style-name="ce76">
            <text:p>763</text:p>
          </table:table-cell>
          <table:table-cell office:value-type="float" office:value="42" table:style-name="ce75">
            <text:p>42</text:p>
          </table:table-cell>
          <table:table-cell office:value-type="float" office:value="42" table:style-name="ce86">
            <text:p>42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40">
            <text:p>8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50" table:style-name="ce74">
            <text:p>50</text:p>
          </table:table-cell>
          <table:table-cell office:value-type="float" office:value="50" table:style-name="ce166">
            <text:p>50</text:p>
          </table:table-cell>
          <table:table-cell office:value-type="float" office:value="826" table:content-validation-name="val3" table:style-name="ce164">
            <text:p>826</text:p>
          </table:table-cell>
          <table:table-cell office:value-type="float" office:value="813.22529999999983" table:content-validation-name="val3" table:style-name="ce162">
            <text:p>813</text:p>
          </table:table-cell>
          <table:table-cell office:value-type="currency" office:value="2054729.6" table:content-validation-name="val2" table:style-name="ce9">
            <text:p>£2,054,729.60</text:p>
          </table:table-cell>
          <table:table-cell office:value-type="currency" office:value="132883.82" table:content-validation-name="val2" table:style-name="ce9">
            <text:p>£132,883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882" table:content-validation-name="val2" table:style-name="ce9">
            <text:p>£4,882.00</text:p>
          </table:table-cell>
          <table:table-cell office:value-type="currency" office:value="425502.19" table:content-validation-name="val2" table:style-name="ce9">
            <text:p>£425,502.19</text:p>
          </table:table-cell>
          <table:table-cell office:value-type="currency" office:value="182259.15" table:content-validation-name="val2" table:style-name="ce9">
            <text:p>£182,259.15</text:p>
          </table:table-cell>
          <table:table-cell office:value-type="currency" office:value="2800256.76" table:style-name="ce10">
            <text:p>£2,800,256.76</text:p>
          </table:table-cell>
          <table:table-cell office:value-type="currency" office:value="150398.12" table:content-validation-name="val2" table:style-name="ce11">
            <text:p>£150,398.1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50398.12" table:style-name="ce10">
            <text:p>£150,398.12</text:p>
          </table:table-cell>
          <table:table-cell office:value-type="currency" office:value="2950654.88" table:style-name="ce12">
            <text:p>£2,950,654.8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0.5" table:style-name="ce39">
            <text:p>11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41" table:style-name="ce88">
            <text:p>41</text:p>
          </table:table-cell>
          <table:table-cell office:value-type="float" office:value="39.799999999999997" table:style-name="ce91">
            <text:p>40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4" table:content-validation-name="val3" table:style-name="ce74">
            <text:p>64</text:p>
          </table:table-cell>
          <table:table-cell office:value-type="float" office:value="59.699999999999996" table:content-validation-name="val3" table:style-name="ce59">
            <text:p>60</text:p>
          </table:table-cell>
          <table:table-cell table:style-name="ce77"/>
          <table:table-cell table:style-name="ce81"/>
          <table:table-cell table:style-name="ce84"/>
          <table:table-cell table:style-name="ce131"/>
          <table:table-cell table:style-name="ce133"/>
          <table:table-cell table:style-name="ce142"/>
          <table:table-cell table:style-name="ce145"/>
          <table:table-cell table:style-name="ce147"/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4" table:content-validation-name="val3" table:style-name="ce164">
            <text:p>64</text:p>
          </table:table-cell>
          <table:table-cell office:value-type="float" office:value="59.699999999999996" table:content-validation-name="val3" table:style-name="ce163">
            <text:p>60</text:p>
          </table:table-cell>
          <table:table-cell office:value-type="currency" office:value="171992" table:content-validation-name="val2" table:style-name="ce9">
            <text:p>£171,992.00</text:p>
          </table:table-cell>
          <table:table-cell office:value-type="currency" office:value="113" table:content-validation-name="val2" table:style-name="ce9">
            <text:p>£113.00</text:p>
          </table:table-cell>
          <table:table-cell table:content-validation-name="val2" table:style-name="ce9"/>
          <table:table-cell table:content-validation-name="val2" table:style-name="ce9"/>
          <table:table-cell office:value-type="currency" office:value="30672" table:content-validation-name="val2" table:style-name="ce9">
            <text:p>£30,672.00</text:p>
          </table:table-cell>
          <table:table-cell office:value-type="currency" office:value="15446" table:content-validation-name="val2" table:style-name="ce9">
            <text:p>£15,446.00</text:p>
          </table:table-cell>
          <table:table-cell office:value-type="currency" office:value="218223" table:style-name="ce10">
            <text:p>£218,223.00</text:p>
          </table:table-cell>
          <table:table-cell table:content-validation-name="val2" table:style-name="ce9"/>
          <table:table-cell table:content-validation-name="val2" table:style-name="ce9"/>
          <table:table-cell office:value-type="currency" office:value="0" table:style-name="ce10">
            <text:p>£0.00</text:p>
          </table:table-cell>
          <table:table-cell office:value-type="currency" office:value="218223" table:style-name="ce12">
            <text:p>£218,223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9" table:style-name="ce35">
            <text:p>39</text:p>
          </table:table-cell>
          <table:table-cell office:value-type="float" office:value="37.409999999999997" table:style-name="ce38">
            <text:p>37</text:p>
          </table:table-cell>
          <table:table-cell office:value-type="float" office:value="65" table:style-name="ce48">
            <text:p>65</text:p>
          </table:table-cell>
          <table:table-cell office:value-type="float" office:value="65" table:style-name="ce50">
            <text:p>65</text:p>
          </table:table-cell>
          <table:table-cell office:value-type="float" office:value="40" table:style-name="ce87">
            <text:p>40</text:p>
          </table:table-cell>
          <table:table-cell office:value-type="float" office:value="39" table:style-name="ce90">
            <text:p>39</text:p>
          </table:table-cell>
          <table:table-cell office:value-type="float" office:value="19" table:style-name="ce106">
            <text:p>19</text:p>
          </table:table-cell>
          <table:table-cell office:value-type="float" office:value="19" table:style-name="ce108">
            <text:p>19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6">
            <text:p>1</text:p>
          </table:table-cell>
          <table:table-cell office:value-type="float" office:value="173" table:content-validation-name="val3" table:style-name="ce74">
            <text:p>173</text:p>
          </table:table-cell>
          <table:table-cell office:value-type="float" office:value="165.69" table:content-validation-name="val3" table:style-name="ce60">
            <text:p>166</text:p>
          </table:table-cell>
          <table:table-cell office:value-type="float" office:value="3" table:style-name="ce78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8" table:style-name="ce85">
            <text:p>8</text:p>
          </table:table-cell>
          <table:table-cell office:value-type="float" office:value="8" table:style-name="ce130">
            <text:p>8</text:p>
          </table:table-cell>
          <table:table-cell table:style-name="ce132"/>
          <table:table-cell table:style-name="ce143"/>
          <table:table-cell office:value-type="float" office:value="15" table:style-name="ce144">
            <text:p>15</text:p>
          </table:table-cell>
          <table:table-cell office:value-type="float" office:value="11" table:style-name="ce146">
            <text:p>11</text:p>
          </table:table-cell>
          <table:table-cell office:value-type="float" office:value="26" table:style-name="ce74">
            <text:p>26</text:p>
          </table:table-cell>
          <table:table-cell office:value-type="float" office:value="22" table:style-name="ce168">
            <text:p>22</text:p>
          </table:table-cell>
          <table:table-cell office:value-type="float" office:value="199" table:content-validation-name="val3" table:style-name="ce164">
            <text:p>199</text:p>
          </table:table-cell>
          <table:table-cell office:value-type="float" office:value="187.69" table:content-validation-name="val3" table:style-name="ce165">
            <text:p>188</text:p>
          </table:table-cell>
          <table:table-cell office:value-type="currency" office:value="478068.53" table:content-validation-name="val1" table:style-name="ce9">
            <text:p>£478,068.53</text:p>
          </table:table-cell>
          <table:table-cell office:value-type="currency" office:value="59272.76" table:content-validation-name="val1" table:style-name="ce9">
            <text:p>£59,272.76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2692.87" table:content-validation-name="val1" table:style-name="ce9">
            <text:p>£2,692.87</text:p>
          </table:table-cell>
          <table:table-cell office:value-type="currency" office:value="23625.69" table:content-validation-name="val1" table:style-name="ce9">
            <text:p>£23,625.69</text:p>
          </table:table-cell>
          <table:table-cell office:value-type="currency" office:value="46864.45" table:content-validation-name="val1" table:style-name="ce9">
            <text:p>£46,864.45</text:p>
          </table:table-cell>
          <table:table-cell office:value-type="currency" office:value="612524.29999999993" table:style-name="ce10">
            <text:p>£612,524.30</text:p>
          </table:table-cell>
          <table:table-cell office:value-type="currency" office:value="115082.56" table:content-validation-name="val1" table:style-name="ce11">
            <text:p>£115,082.56</text:p>
          </table:table-cell>
          <table:table-cell office:value-type="currency" office:value="285954" table:content-validation-name="val2" table:style-name="ce9">
            <text:p>£285,954.00</text:p>
          </table:table-cell>
          <table:table-cell office:value-type="currency" office:value="401036.56" table:style-name="ce10">
            <text:p>£401,036.56</text:p>
          </table:table-cell>
          <table:table-cell office:value-type="currency" office:value="1013560.8599999999" table:style-name="ce12">
            <text:p>£1,013,560.8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1" table:style-name="ce89">
            <text:p>51</text:p>
          </table:table-cell>
          <table:table-cell office:value-type="float" office:value="51" table:style-name="ce92">
            <text:p>51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9" table:content-validation-name="val3" table:style-name="ce14">
            <text:p>69</text:p>
          </table:table-cell>
          <table:table-cell office:value-type="float" office:value="67.64" table:content-validation-name="val3" table:style-name="ce14">
            <text:p>68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9" table:content-validation-name="val3" table:style-name="ce15">
            <text:p>69</text:p>
          </table:table-cell>
          <table:table-cell office:value-type="float" office:value="67.64" table:content-validation-name="val3" table:style-name="ce15">
            <text:p>68</text:p>
          </table:table-cell>
          <table:table-cell office:value-type="currency" office:value="172460.74" table:content-validation-name="val2" table:style-name="ce9">
            <text:p>£172,460.74</text:p>
          </table:table-cell>
          <table:table-cell office:value-type="currency" office:value="7530.41" table:content-validation-name="val2" table:style-name="ce9">
            <text:p>£7,530.41</text:p>
          </table:table-cell>
          <table:table-cell office:value-type="currency" office:value="44423" table:content-validation-name="val2" table:style-name="ce9">
            <text:p>£44,423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5018.21" table:content-validation-name="val2" table:style-name="ce9">
            <text:p>£35,018.21</text:p>
          </table:table-cell>
          <table:table-cell office:value-type="currency" office:value="20057.900000000001" table:content-validation-name="val2" table:style-name="ce9">
            <text:p>£20,057.90</text:p>
          </table:table-cell>
          <table:table-cell office:value-type="currency" office:value="279490.26" table:style-name="ce10">
            <text:p>£279,490.26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79490.26" table:style-name="ce12">
            <text:p>£279,490.26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6-24T10:22:28Z</dc:date>
  </office:meta>
</office:document-meta>
</file>